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

            <text:p text:style-name="Standard"><text:span>Runs a python script and sends the handle of the running script to the </text:span><text:span text:style-name="backtick">handle</text:span><text:span> output. This handle is used in the </text:span><text:span text:style-name="backtick">PythonEnd</text:span><text:span> Action if we want to stop a running Python script or in the </text:span><text:span text:style-name="backtick">PythonSendMessage</text:span><text:span> Action if we want to send a message from Flow to a Python script, and it is needed because several scripts can be started at some point and the running script is determined through this handl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ext:span>The source of the python script can be specified in three ways:</text:span></text:p><text:span> </text:span><text:list xml:id="list1" text:style-name="List_20_1">
                    <text:list-item>
                            <text:p text:style-name="List_20_1">
                            <text:span><text:span>Inline script</text:span></text:span>
                            </text:p>
                        </text:list-item>,<text:list-item>
                            <text:p text:style-name="List_20_1">
                            <text:span><text:span>Inline script as expression</text:span></text:span>
                            </text:p>
                        </text:list-item>,<text:list-item>
                            <text:p text:style-name="List_20_1">
                            <text:span><text:span>Script file</text:span></text:span>
                            </text:p>
                        </text:list-item>
                </text:list><text:span> </text:span>
                                            <text:p text:style-name="Standard"/>,
                                            <text:list xml:id="list1065229068" text:continue-numbering="true"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text:span>If </text:span><text:span text:style-name="backtick">Inline script</text:span><text:span> was selected for </text:span><text:span text:style-name="backtick">Script source option</text:span><text:span>, then the source code of the script should be entered here.</text:span></text:p><text:span> </text:span>
                                            <text:p text:style-name="Standard"/>,
                                            <text:list xml:id="list1065229068" text:continue-numbering="true"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text:span>If </text:span><text:span text:style-name="backtick">Inline script as expression</text:span><text:span> was selected for </text:span><text:span text:style-name="backtick">Script source option</text:span><text:span>, then here you need to enter an expression that will return a string containing the source code of the script when evaluated.</text:span></text:p><text:span> </text:span>
                                            <text:p text:style-name="Standard"/>,
                                            <text:list xml:id="list1065229068" text:continue-numbering="true"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text:span>If </text:span><text:span text:style-name="backtick">Script file' was selected for </text:span><text:span>Script source option', then the file path to the `.py' file should be entered here.</text:span></text:p><text:span> </text:span>
                                            <text:p text:style-name="Standard"/>,
                                            <text:list xml:id="list1065229068" text:continue-numbering="true"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ext:span>The full path to the python command. If the python command is already in the system path, then it can be set to an empty string, i.e. </text:span><text:span text:style-name="backtick">""</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text:span>Returns the handle of the running script used in </text:span><text:span text:style-name="T1">PythonEnd</text:span><text:span> and </text:span><text:span text:style-name="T1">PythonSendMessage</text:span><text:span> Actions.</text:span></text:p><text:span> </text:span>
                            <text:p text:style-name="Standard"/>,
                            <text:list xml:id="list513662346"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text:span>Everything that is printed to </text:span><text:span text:style-name="backtick">stdout</text:span><text:span> within the running Python script will be sent through this output. In this way, the python script sends a message to Flow, and if Flow wants to send a message to the Python script, then the </text:span><text:span text:style-name="T1">PythonSendMessage</text:span><text:span> Action should be u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Chart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